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552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1.1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9cm" svg:height="1.9cm" svg:x="13.2cm" svg:y="4.6cm">
          <draw:glue-point draw:id="12" svg:x="-1.842cm" svg:y="4.473cm"/>
          <draw:glue-point draw:id="13" svg:x="-4.473cm" svg:y="1.842cm"/>
          <draw:glue-point draw:id="14" svg:x="-4.473cm" svg:y="-1.842cm"/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9cm" svg:height="1.9cm" svg:x="13.2cm" svg:y="12.8cm">
          <draw:glue-point draw:id="12" svg:x="-2.368cm" svg:y="4.473cm"/>
          <draw:glue-point draw:id="13" svg:x="-4.473cm" svg:y="2.368cm"/>
          <draw:glue-point draw:id="14" svg:x="-4.473cm" svg:y="-2.368cm"/>
          <draw:glue-point draw:id="15" svg:x="-5cm" svg:y="0.789cm"/>
          <draw:glue-point draw:id="16" svg:x="-1.315cm" svg:y="5cm"/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9cm" svg:height="1.9cm" svg:x="2.7cm" svg:y="4.4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2cm" svg:y1="5.55cm" svg:x2="4.6cm" svg:y2="5.35cm" draw:start-shape="id1" draw:start-glue-point="6" draw:end-shape="id2" draw:end-glue-point="10" svg:d="M13200 5550l-8600-200" svg:viewBox="0 0 8601 201">
          <text:p/>
        </draw:connector>
        <draw:connector draw:style-name="gr2" draw:text-style-name="P2" draw:layer="layout" draw:type="line" svg:x1="14.15cm" svg:y1="6.5cm" svg:x2="14.15cm" svg:y2="12.8cm" draw:start-shape="id1" draw:start-glue-point="8" draw:end-shape="id3" draw:end-glue-point="4" svg:d="M14150 6500v6300" svg:viewBox="0 0 1 6301">
          <text:p/>
        </draw:connector>
        <draw:custom-shape draw:style-name="gr1" draw:text-style-name="P1" xml:id="id10" draw:id="id10" draw:layer="layout" svg:width="1.9cm" svg:height="1.9cm" svg:x="2.1cm" svg:y="16.1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cm" svg:height="1.9cm" svg:x="3cm" svg:y="6.7cm"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3.301cm" svg:y1="5.899cm" svg:x2="4.622cm" svg:y2="6.978cm" draw:start-shape="id1" draw:start-glue-point="13" draw:end-shape="id4" draw:end-glue-point="11" svg:d="M13301 5899l-8679 1079" svg:viewBox="0 0 8680 1080">
          <text:p/>
        </draw:connector>
        <draw:frame draw:style-name="gr3" draw:text-style-name="P4" draw:layer="layout" svg:width="2.7cm" svg:height="1.2cm" svg:x="8.6cm" svg:y="4.6cm">
          <draw:text-box>
            <text:p text:style-name="P3"><text:span text:style-name="T1">siz</text:span><text:span text:style-name="T1">e / </text:span><text:span text:style-name="T1">0</text:span></text:p>
          </draw:text-box>
        </draw:frame>
        <draw:frame draw:style-name="gr4" draw:text-style-name="P4" draw:layer="layout" svg:width="3.2cm" svg:height="1cm" svg:x="5.8cm" svg:y="5.8cm">
          <draw:text-box>
            <text:p text:style-name="P3"><text:span text:style-name="T1">isE</text:span><text:span text:style-name="T1">mp</text:span><text:span text:style-name="T1">ty / </text:span><text:span text:style-name="T1">1</text:span></text:p>
          </draw:text-box>
        </draw:frame>
        <draw:custom-shape draw:style-name="gr5" draw:text-style-name="P1" xml:id="id5" draw:id="id5" draw:layer="layout" svg:width="3cm" svg:height="3cm" svg:x="4.4cm" svg:y="8.4cm">
          <text:p text:style-name="P1">Ex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3cm" svg:height="3cm" svg:x="9.3cm" svg:y="9.5cm">
          <text:p text:style-name="P1">Ex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478cm" svg:y1="6.222cm" svg:x2="6.961cm" svg:y2="8.839cm" draw:start-shape="id1" draw:start-glue-point="7" draw:end-shape="id5" draw:end-glue-point="11" svg:d="M13478 6222l-6517 2617" svg:viewBox="0 0 6518 2618">
          <text:p/>
        </draw:connector>
        <draw:connector draw:style-name="gr2" draw:text-style-name="P2" draw:layer="layout" draw:type="line" svg:x1="13.801cm" svg:y1="6.399cm" svg:x2="11.861cm" svg:y2="9.939cm" draw:start-shape="id1" draw:start-glue-point="12" draw:end-shape="id6" draw:end-glue-point="11" svg:d="M13801 6399l-1940 3540" svg:viewBox="0 0 1941 3541">
          <text:p/>
        </draw:connector>
        <draw:frame draw:style-name="gr6" draw:text-style-name="P4" draw:layer="layout" svg:width="4cm" svg:height="1.1cm" svg:x="5.9cm" svg:y="7cm">
          <draw:text-box>
            <text:p text:style-name="P3"><text:span text:style-name="T1">dequeue / error</text:span></text:p>
          </draw:text-box>
        </draw:frame>
        <draw:frame draw:style-name="gr7" draw:text-style-name="P4" draw:layer="layout" svg:width="3.2cm" svg:height="0.802cm" svg:x="9.2cm" svg:y="8.4cm">
          <draw:text-box>
            <text:p text:style-name="P3"><text:span text:style-name="T1">peek / error</text:span></text:p>
          </draw:text-box>
        </draw:frame>
        <draw:frame draw:style-name="gr4" draw:text-style-name="P4" draw:layer="layout" svg:width="3.8cm" svg:height="1cm" svg:x="14.2cm" svg:y="8.7cm">
          <draw:text-box>
            <text:p text:style-name="P3"><text:span text:style-name="T1">enqueue / null</text:span></text:p>
          </draw:text-box>
        </draw:frame>
        <draw:custom-shape draw:style-name="gr1" draw:text-style-name="P1" xml:id="id9" draw:id="id9" draw:layer="layout" svg:width="1.9cm" svg:height="1.9cm" svg:x="3cm" svg:y="20.2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9cm" svg:height="1.9cm" svg:x="6.4cm" svg:y="22.8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9cm" svg:height="1.9cm" svg:x="2.9cm" svg:y="13.5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9cm" svg:height="1.9cm" svg:x="17.6cm" svg:y="20.1cm">
          <draw:glue-point draw:id="12" svg:x="-1.842cm" svg:y="4.473cm"/>
          <draw:glue-point draw:id="13" svg:x="-4.473cm" svg:y="1.842cm"/>
          <draw:glue-point draw:id="14" svg:x="-4.473cm" svg:y="-1.842cm"/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4.822cm" svg:y1="14.422cm" svg:x2="17.878cm" svg:y2="20.378cm" draw:start-shape="id3" draw:start-glue-point="9" draw:end-shape="id7" draw:end-glue-point="5" svg:d="M14822 14422l3056 5956" svg:viewBox="0 0 3057 5957">
          <text:p/>
        </draw:connector>
        <draw:frame draw:style-name="gr8" draw:text-style-name="P5" draw:layer="layout" svg:width="3.91cm" svg:height="1.3cm" svg:x="16.6cm" svg:y="16.1cm">
          <draw:text-box>
            <text:p><text:span text:style-name="T1">dequeue / item</text:span></text:p>
            <text:p><text:span text:style-name="T2">if size == 1</text:span></text:p>
          </draw:text-box>
        </draw:frame>
        <draw:connector draw:style-name="gr2" draw:text-style-name="P2" draw:layer="layout" draw:type="line" svg:x1="13.701cm" svg:y1="14.599cm" svg:x2="8.022cm" svg:y2="23.078cm" draw:start-shape="id3" draw:start-glue-point="12" draw:end-shape="id8" draw:end-glue-point="11" svg:d="M13701 14599l-5679 8479" svg:viewBox="0 0 5680 8480">
          <text:p/>
        </draw:connector>
        <draw:connector draw:style-name="gr2" draw:text-style-name="P2" draw:layer="layout" draw:type="line" svg:x1="13.478cm" svg:y1="14.422cm" svg:x2="4.622cm" svg:y2="20.478cm" draw:start-shape="id3" draw:start-glue-point="7" draw:end-shape="id9" draw:end-glue-point="11" svg:d="M13478 14422l-8856 6056" svg:viewBox="0 0 8857 6057">
          <text:p/>
        </draw:connector>
        <draw:connector draw:style-name="gr2" draw:text-style-name="P2" draw:layer="layout" draw:type="line" svg:x1="13.301cm" svg:y1="14.199cm" svg:x2="4cm" svg:y2="17.05cm" draw:start-shape="id3" draw:start-glue-point="13" draw:end-shape="id10" draw:end-glue-point="10" svg:d="M13301 14199l-9301 2851" svg:viewBox="0 0 9302 2852">
          <text:p/>
        </draw:connector>
        <draw:connector draw:style-name="gr2" draw:text-style-name="P2" draw:layer="layout" draw:type="line" svg:x1="13.2cm" svg:y1="13.899cm" svg:x2="4.8cm" svg:y2="14.45cm" draw:start-shape="id3" draw:start-glue-point="15" draw:end-shape="id11" draw:end-glue-point="10" svg:d="M13200 13899l-8400 551" svg:viewBox="0 0 8401 552">
          <text:p/>
        </draw:connector>
        <draw:frame draw:style-name="gr4" draw:text-style-name="P4" draw:layer="layout" svg:width="2.3cm" svg:height="1cm" svg:x="7.2cm" svg:y="13.3cm">
          <draw:text-box>
            <text:p text:style-name="P3"><text:span text:style-name="T1">size / n</text:span></text:p>
          </draw:text-box>
        </draw:frame>
        <draw:frame draw:style-name="gr6" draw:text-style-name="P4" draw:layer="layout" svg:width="3.2cm" svg:height="1.1cm" svg:x="5.3cm" svg:y="15.1cm">
          <draw:text-box>
            <text:p text:style-name="P3"><text:span text:style-name="T1">isEmpty / 0</text:span></text:p>
          </draw:text-box>
        </draw:frame>
        <draw:frame draw:style-name="gr9" draw:text-style-name="P4" draw:layer="layout" svg:width="4.1cm" svg:height="1.276cm" svg:x="10.9cm" svg:y="22.024cm">
          <draw:text-box>
            <text:p text:style-name="P3"><text:span text:style-name="T1">de</text:span><text:span text:style-name="T1">qu</text:span><text:span text:style-name="T1">eu</text:span><text:span text:style-name="T1">e / </text:span><text:span text:style-name="T1">ite</text:span><text:span text:style-name="T1">m</text:span></text:p>
            <text:p text:style-name="P3"><text:span text:style-name="T2">if </text:span><text:span text:style-name="T2">size </text:span><text:span text:style-name="T2">&gt; 1</text:span></text:p>
          </draw:text-box>
        </draw:frame>
        <draw:frame draw:style-name="gr10" draw:text-style-name="P4" draw:layer="layout" svg:width="3.1cm" svg:height="0.9cm" svg:x="4.8cm" svg:y="17.7cm">
          <draw:text-box>
            <text:p text:style-name="P3"><text:span text:style-name="T1">peek / item</text:span></text:p>
          </draw:text-box>
        </draw:frame>
        <draw:frame draw:style-name="gr8" draw:text-style-name="P5" draw:layer="layout" svg:width="15.9cm" svg:height="1.3cm" svg:x="2.845cm" svg:y="1.3cm">
          <draw:text-box>
            <text:p>Diagramme de transition pour la classe Queue&lt;item&gt;</text:p>
          </draw:text-box>
        </draw:frame>
        <draw:custom-shape draw:style-name="gr1" draw:text-style-name="P1" xml:id="id13" draw:id="id13" draw:layer="layout" svg:width="1.9cm" svg:height="1.9cm" svg:x="13.6cm" svg:y="24.3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4.15cm" svg:y1="14.7cm" svg:x2="14.55cm" svg:y2="19.2cm" draw:start-shape="id3" draw:start-glue-point="8" draw:end-shape="id12" draw:end-glue-point="4" svg:d="M14150 14700l400 4500" svg:viewBox="0 0 401 4501">
          <text:p/>
        </draw:connector>
        <draw:frame draw:style-name="gr11" draw:text-style-name="P4" draw:layer="layout" svg:width="2.7cm" svg:height="1.353cm" svg:x="6.9cm" svg:y="20.147cm">
          <draw:text-box>
            <text:p text:style-name="P3"><text:span text:style-name="T1">en</text:span><text:span text:style-name="T1">qu</text:span><text:span text:style-name="T1">eu</text:span><text:span text:style-name="T1">e /</text:span></text:p>
            <text:p text:style-name="P3"><text:span text:style-name="T1">null</text:span></text:p>
          </draw:text-box>
        </draw:frame>
        <draw:custom-shape draw:style-name="gr1" draw:text-style-name="P1" xml:id="id12" draw:id="id12" draw:layer="layout" svg:width="1.9cm" svg:height="1.9cm" svg:x="13.6cm" svg:y="19.2cm"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4.55cm" svg:y1="21.1cm" svg:x2="14.55cm" svg:y2="24.3cm" draw:start-shape="id12" draw:start-glue-point="8" draw:end-shape="id13" draw:end-glue-point="4" svg:d="M14550 21100v3200" svg:viewBox="0 0 1 3201">
          <text:p/>
        </draw:connector>
        <draw:frame draw:style-name="gr4" draw:text-style-name="P4" draw:layer="layout" svg:width="3.8cm" svg:height="1.353cm" svg:x="11.7cm" svg:y="17.5cm">
          <draw:text-box>
            <text:p text:style-name="P3"><text:span text:style-name="T1">enqueue /</text:span></text:p>
            <text:p text:style-name="P3"><text:span text:style-name="T1">n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9:01:10.969712737</meta:creation-date>
    <dc:date>2017-10-30T09:54:59.897401511</dc:date>
    <meta:editing-duration>PT31M38S</meta:editing-duration>
    <meta:editing-cycles>7</meta:editing-cycles>
    <meta:generator>LibreOffice/5.1.6.2$Linux_X86_64 LibreOffice_project/10m0$Build-2</meta:generator>
    <meta:document-statistic meta:object-count="38"/>
  </office:meta>
</office:document-meta>
</file>